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 Sans" svg:font-family="'Open Sans', sans-serif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bf19" officeooo:paragraph-rsid="00063719"/>
    </style:style>
    <style:style style:name="P2" style:family="paragraph" style:parent-style-name="Standard">
      <style:text-properties fo:font-size="14pt" officeooo:rsid="000ef0b3" officeooo:paragraph-rsid="00063719" style:font-size-asian="12.25pt" style:font-size-complex="14pt"/>
    </style:style>
    <style:style style:name="P3" style:family="paragraph" style:parent-style-name="Standard">
      <style:text-properties fo:font-size="14pt" officeooo:rsid="000704e0" officeooo:paragraph-rsid="00063719" style:font-size-asian="12.25pt" style:font-size-complex="14pt"/>
    </style:style>
    <style:style style:name="P4" style:family="paragraph" style:parent-style-name="Standard">
      <style:text-properties fo:font-size="14pt" officeooo:rsid="000dfce8" officeooo:paragraph-rsid="00063719" style:font-size-asian="12.25pt" style:font-size-complex="14pt"/>
    </style:style>
    <style:style style:name="P5" style:family="paragraph" style:parent-style-name="Standard">
      <style:text-properties fo:font-size="14pt" officeooo:rsid="000f034e" officeooo:paragraph-rsid="00063719" style:font-size-asian="12.25pt" style:font-size-complex="14pt"/>
    </style:style>
    <style:style style:name="P6" style:family="paragraph" style:parent-style-name="Standard">
      <style:text-properties fo:font-size="14pt" officeooo:rsid="0008b5bf" officeooo:paragraph-rsid="00063719"/>
    </style:style>
    <style:style style:name="P7" style:family="paragraph" style:parent-style-name="Standard">
      <style:text-properties fo:font-size="14pt" officeooo:paragraph-rsid="00063719" fo:background-color="#ffff00"/>
    </style:style>
    <style:style style:name="P8" style:family="paragraph" style:parent-style-name="Standard">
      <style:text-properties fo:font-size="14pt" officeooo:rsid="000b369c" officeooo:paragraph-rsid="00063719" fo:background-color="#ffff00"/>
    </style:style>
    <style:style style:name="P9" style:family="paragraph" style:parent-style-name="Standard">
      <style:text-properties fo:font-size="14pt" officeooo:rsid="000a5af7" officeooo:paragraph-rsid="00063719" fo:background-color="#ffff00" style:font-size-asian="12.25pt" style:font-size-complex="14pt"/>
    </style:style>
    <style:style style:name="P10" style:family="paragraph" style:parent-style-name="Standard">
      <style:text-properties fo:font-size="14pt" officeooo:rsid="0008c8e1" officeooo:paragraph-rsid="00063719" fo:background-color="#ffff00"/>
    </style:style>
    <style:style style:name="P11" style:family="paragraph" style:parent-style-name="Standard">
      <style:text-properties fo:font-size="14pt" officeooo:rsid="000ff2de" officeooo:paragraph-rsid="00063719" fo:background-color="#ffff00"/>
    </style:style>
    <style:style style:name="P12" style:family="paragraph" style:parent-style-name="Standard">
      <style:text-properties fo:font-size="14pt" officeooo:rsid="0006adf7" officeooo:paragraph-rsid="0006adf7" fo:background-color="#ffff00"/>
    </style:style>
    <style:style style:name="P13" style:family="paragraph" style:parent-style-name="Standard">
      <style:text-properties fo:font-size="14pt" officeooo:rsid="00102947" officeooo:paragraph-rsid="00063719" fo:background-color="#ffff00"/>
    </style:style>
    <style:style style:name="P14" style:family="paragraph" style:parent-style-name="Standard">
      <style:text-properties officeooo:paragraph-rsid="00063719"/>
    </style:style>
    <style:style style:name="P15" style:family="paragraph" style:parent-style-name="Standard">
      <style:paragraph-properties fo:margin-left="0cm" fo:margin-right="0cm" style:line-height-at-least="0.714cm" fo:text-align="justify" style:justify-single-word="false" fo:widows="1" fo:text-indent="0cm" style:auto-text-indent="false"/>
      <style:text-properties fo:font-variant="normal" fo:text-transform="none" fo:color="#333333" style:font-name="Open Sans" fo:font-size="18pt" fo:letter-spacing="normal" fo:font-style="normal" fo:font-weight="normal" officeooo:paragraph-rsid="00063719"/>
    </style:style>
    <style:style style:name="P16" style:family="paragraph" style:parent-style-name="Standard">
      <style:paragraph-properties fo:margin-left="0cm" fo:margin-right="0cm" style:line-height-at-least="0.714cm" fo:text-align="center" style:justify-single-word="false" fo:widows="1" fo:text-indent="0cm" style:auto-text-indent="false" fo:padding="0cm" fo:border="none"/>
      <style:text-properties fo:font-variant="normal" fo:text-transform="none" fo:color="#000000" style:font-name="Open Sans" fo:font-size="14pt" fo:letter-spacing="normal" fo:font-style="normal" fo:font-weight="normal" officeooo:rsid="000dfce8" officeooo:paragraph-rsid="00063719" style:font-size-asian="12.25pt" style:font-size-complex="14pt"/>
    </style:style>
    <style:style style:name="P17" style:family="paragraph" style:parent-style-name="Text_20_body">
      <style:text-properties fo:font-variant="normal" fo:text-transform="none" fo:color="#000000" style:font-name="Raleway" fo:font-size="15pt" fo:letter-spacing="normal" fo:font-style="normal" officeooo:rsid="00147a7f" officeooo:paragraph-rsid="00063719" fo:background-color="#ffff00" style:font-size-asian="13.1000003814697pt" style:font-size-complex="15pt"/>
    </style:style>
    <style:style style:name="P18" style:family="paragraph" style:parent-style-name="Text_20_body">
      <style:text-properties fo:font-variant="normal" fo:text-transform="none" fo:color="#000000" style:font-name="Raleway" fo:letter-spacing="normal" fo:font-style="normal" fo:font-weight="normal" officeooo:rsid="00133100" officeooo:paragraph-rsid="00063719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000000" style:font-name="Raleway" fo:letter-spacing="normal" fo:font-style="normal" officeooo:rsid="00063719" officeooo:paragraph-rsid="00063719" fo:background-color="#ffff00"/>
    </style:style>
    <style:style style:name="P20" style:family="paragraph" style:parent-style-name="Text_20_body">
      <style:text-properties fo:font-size="14pt" officeooo:rsid="001afc01" officeooo:paragraph-rsid="00063719" style:font-size-asian="12.25pt" style:font-size-complex="14pt"/>
    </style:style>
    <style:style style:name="P21" style:family="paragraph" style:parent-style-name="Text_20_body">
      <style:text-properties fo:font-size="14pt" officeooo:rsid="000f034e" officeooo:paragraph-rsid="00063719" style:font-size-asian="12.25pt" style:font-size-complex="14pt"/>
    </style:style>
    <style:style style:name="P22" style:family="paragraph" style:parent-style-name="Text_20_body">
      <style:text-properties fo:font-size="14pt" officeooo:rsid="00245858" officeooo:paragraph-rsid="00063719" style:font-size-asian="12.25pt" style:font-size-complex="14pt"/>
    </style:style>
    <style:style style:name="P23" style:family="paragraph" style:parent-style-name="Text_20_body">
      <style:text-properties fo:font-size="14pt" officeooo:rsid="00230dd1" officeooo:paragraph-rsid="00063719" style:font-size-asian="12.25pt" style:font-size-complex="14pt"/>
    </style:style>
    <style:style style:name="P24" style:family="paragraph" style:parent-style-name="Text_20_body">
      <style:text-properties fo:font-size="14pt" officeooo:rsid="0024c0cd" officeooo:paragraph-rsid="00063719" style:font-size-asian="12.25pt" style:font-size-complex="14pt"/>
    </style:style>
    <style:style style:name="P25" style:family="paragraph" style:parent-style-name="Text_20_body">
      <style:text-properties fo:font-size="14pt" officeooo:rsid="002a4aae" officeooo:paragraph-rsid="00063719" style:font-size-asian="12.25pt" style:font-size-complex="14pt"/>
    </style:style>
    <style:style style:name="P26" style:family="paragraph" style:parent-style-name="Text_20_body">
      <style:text-properties fo:font-size="14pt" officeooo:rsid="0028ee7b" officeooo:paragraph-rsid="00063719" style:font-size-asian="12.25pt" style:font-size-complex="14pt"/>
    </style:style>
    <style:style style:name="P27" style:family="paragraph" style:parent-style-name="Text_20_body">
      <style:text-properties fo:font-size="14pt" officeooo:rsid="000b369c" officeooo:paragraph-rsid="0006adf7" fo:background-color="#ffff00"/>
    </style:style>
    <style:style style:name="P28" style:family="paragraph" style:parent-style-name="Text_20_body">
      <style:text-properties fo:font-size="14pt" officeooo:rsid="000e55fc" officeooo:paragraph-rsid="0006adf7" fo:background-color="#ffff00"/>
    </style:style>
    <style:style style:name="P29" style:family="paragraph" style:parent-style-name="Text_20_body">
      <style:paragraph-properties fo:margin-left="0cm" fo:margin-right="0cm" style:line-height-at-least="0.714cm" fo:text-align="center" style:justify-single-word="false" fo:widows="1" fo:text-indent="0cm" style:auto-text-indent="false" fo:padding="0cm" fo:border="none"/>
      <style:text-properties officeooo:paragraph-rsid="00063719"/>
    </style:style>
    <style:style style:name="P30" style:family="paragraph" style:parent-style-name="Text_20_body">
      <style:paragraph-properties fo:margin-left="0cm" fo:margin-right="0cm" style:line-height-at-least="0.714cm" fo:text-align="center" style:justify-single-word="false" fo:widows="1" fo:text-indent="0cm" style:auto-text-indent="false" fo:padding="0cm" fo:border="none"/>
      <style:text-properties fo:font-variant="normal" fo:text-transform="none" fo:color="#000000" style:font-name="Open Sans" fo:font-size="18pt" fo:letter-spacing="normal" fo:font-style="normal" fo:font-weight="normal" officeooo:paragraph-rsid="00063719"/>
    </style:style>
    <style:style style:name="P31" style:family="paragraph" style:parent-style-name="Text_20_body">
      <style:paragraph-properties fo:margin-left="0cm" fo:margin-right="0cm" style:line-height-at-least="0.714cm" fo:text-align="justify" style:justify-single-word="false" fo:widows="1" fo:text-indent="0cm" style:auto-text-indent="false" fo:padding="0cm" fo:border="none"/>
      <style:text-properties fo:font-variant="normal" fo:text-transform="none" fo:color="#000000" style:font-name="Open Sans" fo:font-size="18pt" fo:letter-spacing="normal" fo:font-style="normal" fo:font-weight="normal" officeooo:paragraph-rsid="00063719"/>
    </style:style>
    <style:style style:name="P32" style:family="paragraph" style:parent-style-name="Heading_20_1">
      <style:text-properties fo:font-variant="normal" fo:text-transform="none" fo:color="#000000" style:font-name="Raleway" fo:font-size="15pt" fo:letter-spacing="normal" fo:font-style="normal" officeooo:rsid="00147a7f" officeooo:paragraph-rsid="00063719" fo:background-color="#ffff00" style:font-size-asian="13.1000003814697pt" style:font-size-complex="15pt"/>
    </style:style>
    <style:style style:name="P33" style:family="paragraph" style:parent-style-name="Heading_20_1">
      <style:text-properties fo:font-variant="normal" fo:text-transform="none" fo:color="#000000" style:font-name="Raleway" fo:letter-spacing="normal" fo:font-style="normal" officeooo:paragraph-rsid="00063719"/>
    </style:style>
    <style:style style:name="P34" style:family="paragraph" style:parent-style-name="Heading_20_1">
      <style:text-properties fo:font-size="14pt" officeooo:rsid="000b369c" officeooo:paragraph-rsid="0006adf7" fo:background-color="#ffff00"/>
    </style:style>
    <style:style style:name="P35" style:family="paragraph" style:parent-style-name="Heading_20_1">
      <style:paragraph-properties fo:margin-left="0cm" fo:margin-right="0cm" style:line-height-at-least="0.714cm" fo:text-align="justify" style:justify-single-word="false" fo:widows="1" fo:text-indent="0cm" style:auto-text-indent="false"/>
      <style:text-properties fo:font-variant="normal" fo:text-transform="none" fo:color="#000000" style:font-name="Raleway" fo:font-size="18pt" fo:letter-spacing="normal" fo:font-style="normal" fo:font-weight="normal" officeooo:paragraph-rsid="00063719"/>
    </style:style>
    <style:style style:name="T1" style:family="text">
      <style:text-properties fo:font-variant="normal" fo:text-transform="none" fo:color="#000000" style:font-name="Arial" fo:font-size="18pt" fo:letter-spacing="normal" fo:font-style="normal" fo:font-weight="normal"/>
    </style:style>
    <style:style style:name="T2" style:family="text">
      <style:text-properties fo:font-variant="normal" fo:text-transform="none" fo:color="#000000" style:font-name="Open Sans" fo:font-size="18pt" fo:letter-spacing="normal" fo:font-style="normal" fo:font-weight="normal"/>
    </style:style>
    <style:style style:name="T3" style:family="text">
      <style:text-properties fo:font-variant="normal" fo:text-transform="none" fo:color="#000000" style:font-name="Open Sans" fo:font-size="18pt" fo:letter-spacing="normal" fo:font-style="normal" fo:font-weight="bold"/>
    </style:style>
    <style:style style:name="T4" style:family="text">
      <style:text-properties fo:font-variant="normal" fo:text-transform="none" fo:color="#000000" style:font-name="Open Sans" fo:letter-spacing="normal" fo:font-style="normal" fo:font-weight="normal" officeooo:rsid="000422a7" style:font-size-asian="12.25pt" style:font-size-complex="14pt"/>
    </style:style>
    <style:style style:name="T5" style:family="text">
      <style:text-properties officeooo:rsid="000422a7"/>
    </style:style>
    <style:style style:name="T6" style:family="text">
      <style:text-properties style:font-size-asian="12.25pt" style:font-size-complex="14pt"/>
    </style:style>
    <style:style style:name="T7" style:family="text">
      <style:text-properties officeooo:rsid="0008c8e1" style:font-size-asian="12.25pt" style:font-size-complex="14pt"/>
    </style:style>
    <style:style style:name="T8" style:family="text">
      <style:text-properties officeooo:rsid="000b369c" style:font-size-asian="12.25pt" style:font-size-complex="14pt"/>
    </style:style>
    <style:style style:name="T9" style:family="text">
      <style:text-properties officeooo:rsid="000a5af7" style:font-size-asian="12.25pt" style:font-size-complex="14pt"/>
    </style:style>
    <style:style style:name="T10" style:family="text">
      <style:text-properties officeooo:rsid="002a49f1" style:font-size-asian="12.25pt" style:font-size-complex="14pt"/>
    </style:style>
    <style:style style:name="T11" style:family="text">
      <style:text-properties officeooo:rsid="0008b5bf" style:font-size-asian="12.25pt" style:font-size-complex="14pt"/>
    </style:style>
    <style:style style:name="T12" style:family="text">
      <style:text-properties officeooo:rsid="00276ef7" style:font-size-asian="12.25pt" style:font-size-complex="14pt"/>
    </style:style>
    <style:style style:name="T13" style:family="text">
      <style:text-properties officeooo:rsid="000c9792" style:font-size-asian="12.25pt" style:font-size-complex="14pt"/>
    </style:style>
    <style:style style:name="T14" style:family="text">
      <style:text-properties officeooo:rsid="00218c63"/>
    </style:style>
    <style:style style:name="T15" style:family="text">
      <style:text-properties officeooo:rsid="00056013"/>
    </style:style>
    <style:style style:name="T16" style:family="text">
      <style:text-properties officeooo:rsid="001c7135"/>
    </style:style>
    <style:style style:name="T17" style:family="text">
      <style:text-properties officeooo:rsid="00245858"/>
    </style:style>
    <style:style style:name="T18" style:family="text">
      <style:text-properties officeooo:rsid="002665d3"/>
    </style:style>
    <style:style style:name="T19" style:family="text">
      <style:text-properties officeooo:rsid="001e2857"/>
    </style:style>
    <style:style style:name="T20" style:family="text">
      <style:text-properties fo:font-weight="bold" officeooo:rsid="00132ee2"/>
    </style:style>
    <style:style style:name="T21" style:family="text">
      <style:text-properties fo:font-weight="bold" officeooo:rsid="001bf11c" style:font-weight-asian="bold" style:font-weight-complex="bold"/>
    </style:style>
    <style:style style:name="T22" style:family="text">
      <style:text-properties fo:font-weight="bold" officeooo:rsid="000ec7d6" style:font-weight-asian="bold" style:font-weight-complex="bold"/>
    </style:style>
    <style:style style:name="T23" style:family="text">
      <style:text-properties fo:font-weight="bold" officeooo:rsid="000b369c" style:font-weight-asian="bold" style:font-weight-complex="bold"/>
    </style:style>
    <style:style style:name="T24" style:family="text">
      <style:text-properties officeooo:rsid="00132ee2"/>
    </style:style>
    <style:style style:name="T25" style:family="text">
      <style:text-properties officeooo:rsid="0024c0cd"/>
    </style:style>
    <style:style style:name="T26" style:family="text">
      <style:text-properties officeooo:rsid="002a4aae"/>
    </style:style>
    <style:style style:name="T27" style:family="text">
      <style:text-properties officeooo:rsid="00071869"/>
    </style:style>
    <style:style style:name="T28" style:family="text">
      <style:text-properties officeooo:rsid="001bf11c"/>
    </style:style>
    <style:style style:name="T29" style:family="text">
      <style:text-properties officeooo:rsid="00063719"/>
    </style:style>
    <style:style style:name="T30" style:family="text">
      <style:text-properties fo:font-size="15pt" style:font-size-asian="13.1000003814697pt" style:font-size-complex="15pt"/>
    </style:style>
    <style:style style:name="T31" style:family="text">
      <style:text-properties fo:font-size="15pt" officeooo:rsid="00147a7f" style:font-size-asian="13.1000003814697pt" style:font-size-complex="15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63719" style:font-weight-asian="normal" style:font-weight-complex="normal"/>
    </style:style>
    <style:style style:name="T34" style:family="text">
      <style:text-properties officeooo:rsid="00133100"/>
    </style:style>
    <style:style style:name="T35" style:family="text">
      <style:text-properties officeooo:rsid="000ec7d6"/>
    </style:style>
    <style:style style:name="T36" style:family="text">
      <style:text-properties officeooo:rsid="000cc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32">Vorrei rendere <text:s/></text:span><text:span text:style-name="T33">il senso di:</text:span></text:h>
      <text:p text:style-name="P17">“Lo spirito originale del campeggio per i veri campeggiatori”</text:p>
      <text:p text:style-name="P19"><text:span text:style-name="T30">secondo te funziona se scrivo:</text:span></text:p>
      <text:p text:style-name="P19"><text:span text:style-name="T31">“Der echte Campingplatz fuer richtige Campers”</text:span><text:span text:style-name="T34"> </text:span></text:p>
      <text:p text:style-name="P18"/>
      <text:h text:style-name="P33" text:outline-level="1">CAMPEGGIARE È UNA PASSIONE.</text:h>
      <text:p text:style-name="P29"><text:span text:style-name="T1">Camping Punta Indiani</text:span><text:span text:style-name="T2"> ti fa sentire lo </text:span><text:span text:style-name="Strong_20_Emphasis"><text:span text:style-name="T3">spirito</text:span></text:span><text:span text:style-name="T2"> originale del campeggio:<text:line-break/></text:span><text:span text:style-name="Strong_20_Emphasis"><text:span text:style-name="T3">familiare</text:span></text:span><text:span text:style-name="T2">, </text:span><text:span text:style-name="Strong_20_Emphasis"><text:span text:style-name="T3">autentico</text:span></text:span><text:span text:style-name="T2">, </text:span><text:span text:style-name="Strong_20_Emphasis"><text:span text:style-name="T3">essenziale</text:span></text:span><text:span text:style-name="T2">.<text:line-break/>L'</text:span><text:span text:style-name="Strong_20_Emphasis"><text:span text:style-name="T3">emozione</text:span></text:span><text:span text:style-name="T2"> di una vera vacanza per tutti nella natura del </text:span><text:span text:style-name="Strong_20_Emphasis"><text:span text:style-name="T3">Trentino</text:span></text:span><text:span text:style-name="T2">.</text:span></text:p>
      <text:p text:style-name="P30">Direttamente sulla riva del lago di Caldonazzo, nel cuore della Valsugana.</text:p>
      <text:p text:style-name="P14"/>
      <text:h text:style-name="P33" text:outline-level="1">LE NOSTRE PIAZZOLE</text:h>
      <text:p text:style-name="P30">Condividi una nuova dimensione di vacanza con la tua famiglia,<text:line-break/>i tuoi amici o con la tua metà e se hai un amico a 4 zampe...porta anche lui.</text:p>
      <text:p text:style-name="P31">Abbiamo voluto integrare il campeggio nell'ambiente naturale originario, le piazzole variano per orientamento e dimensioni, seguendo la particolare conformazione della penisola di Punta Indiani.</text:p>
      <text:p text:style-name="P14"/>
      <text:p text:style-name="P15">Direttamente sulla spiaggia per vivere il lago al 100%. Dal risveglio della natura al mattino alla magia dei chiari di luna, emozioni uniche. La maggior parte delle piazzole Aqua hanno il pos<text:span text:style-name="T5">t</text:span>o auto riservato fuori piazzola. <text:s/></text:p>
      <text:p text:style-name="P15"><text:soft-page-break/></text:p>
      <text:p text:style-name="P15">Vista lago, massimo 30m dalla spiaggia, maggiore privacy... stessa atmosfera! A seconda delle dimensioni, il posto auto è interno o esterno alla piazzola Panorama.</text:p>
      <text:p text:style-name="P15"/>
      <text:p text:style-name="P15"/>
      <text:p text:style-name="P15">In un prato a terrazze fra gli alberi, nella zona più tranquilla del Camping, da 50 a 100 m distanti dalla spiaggia, le piazzole Relax sono ampie ed adatte per gruppi di amici, famiglie numerose, per chi ama il suo spazio, la privacy ed il relax o chi viaggia con un amico a quattro zampe.</text:p>
      <text:p text:style-name="P15"/>
      <text:h text:style-name="P35" text:outline-level="1">UN MONDO DA SCOPRIRE</text:h>
      <text:p text:style-name="P30">Infinit<text:span text:style-name="T5">i</text:span> modi di trascorrere la tua vacanza</text:p>
      <text:p text:style-name="P1"/>
      <text:p text:style-name="P1">Booking</text:p>
      <text:p text:style-name="P7"><text:span text:style-name="T7">La vostra prenotazione, una volta confermata, garantisce <text:s/></text:span><text:span text:style-name="T8">il tipo</text:span><text:span text:style-name="T7"> </text:span><text:span text:style-name="T8">di</text:span><text:span text:style-name="T7"> piazzola </text:span><text:span text:style-name="T9"><text:s/></text:span><text:span text:style-name="T8">e</text:span><text:span text:style-name="T7"> il periodo richiesto.</text:span></text:p>
      <text:p text:style-name="P8">Nella prenotazione è riportato anche il numero di piazzola preferito, che servirà come indicazione ma non è vincolante.</text:p>
      <text:p text:style-name="P9">Per esigenze organizzative il numero di piazzola verrà assegnato all'arrivo, <text:s/>compatibilmente con la disponibilità.</text:p>
      <text:p text:style-name="P10"><text:span text:style-name="T6">S</text:span><text:span text:style-name="T10">e desiderate una piazzola vicino ai vostri amici, un posto particolarmente ampio o ombreggiato </text:span><text:span text:style-name="T11">o soleggiato</text:span><text:span text:style-name="T10"> o vicino al parco giochi o ai servizi specificatelo nelle “note” e</text:span><text:span text:style-name="T12"> faremo del nostro meglio per <text:s/></text:span><text:span text:style-name="T10">riservarvi la piazzola più adatta.</text:span></text:p>
      <text:p text:style-name="P10"/>
      <text:p text:style-name="P10"/>
      <text:p text:style-name="P8"><text:span text:style-name="T13"><text:s/></text:span></text:p>
      <text:h text:style-name="P34" text:outline-level="1"><text:span text:style-name="T36">Fruehling </text:span>2017 <text:span text:style-name="T36">am See </text:span></text:h>
      <text:p text:style-name="P27"><text:s/>Wochenende und Brückentage <text:s/>Pauschale:</text:p>
      <text:p text:style-name="P28">Perchè aspettare? <text:span text:style-name="T35">Anche se le vacanze sono ancora lontane puoi lasciare la tua roulotte a Punta Indiani e passare tutti i weekend <text:s/>e i </text:span><text:span text:style-name="T22"><text:s/></text:span><text:span text:style-name="T23">Brückentage </text:span><text:span text:style-name="T22">di primavera sul Lago.</text:span></text:p>
      <text:p text:style-name="P11"/>
      <text:p text:style-name="P12"><text:soft-page-break/>Spring at punta indiani</text:p>
      <text:p text:style-name="P11">Prima che arrivino tutti...goditi in tutta tranquillità la primavera a Punta Indiani, </text:p>
      <text:p text:style-name="P11">nuotare nel lago al mattino, <text:s/>lunghe pedalate in ciclabile e passeggiate nel verde,</text:p>
      <text:p text:style-name="P13">i mercati paesani e le feste tradizionali, la Valsugana da scoprire.</text:p>
      <text:p text:style-name="P6"/>
      <text:p text:style-name="P6"><text:span text:style-name="T6"><text:s/></text:span><text:span text:style-name="T4">More about the camping</text:span></text:p>
      <text:p text:style-name="P20"/>
      <text:p text:style-name="P20">Il campeggio <text:span text:style-name="T14">occupa la penisola di Punta Indiani e </text:span>si affaccia <text:span text:style-name="T15">direttamente</text:span> sul lago <text:span text:style-name="T14">di Caldonazzo, <text:s/>una splendida piscina naturale, per nuotare e praticare <text:s/>sport <text:s text:c="2"/>già a maggio fino a tutto settembre. Lungo il campeggio ci sono</text:span> 400 metri di spiaggia privata <text:s/><text:span text:style-name="T16">riservata ai nostri ospiti.</text:span></text:p>
      <text:p text:style-name="P21">Le piazzole sono 115 , <text:span text:style-name="T14">su una superficie di 15.000mq, </text:span><text:s/>tutte accessibili a camper, roulottes e tende, <text:s/>sono erbose e ombreggiate da grandi alberi.</text:p>
      <text:p text:style-name="P22">Tutte le piazzole sono dotate di allacciamento alla rete elettrica, e coperte da rete wi-fi.</text:p>
      <text:p text:style-name="P23">Il campeggio <text:s/><text:span text:style-name="T17">offre tre tipologie di piazzole, per soddisfare i diversi gusti ed esigenze,</text:span></text:p>
      <text:p text:style-name="P24">Nelle piazzole “Relax” si può portare il proprio cane. <text:span text:style-name="T18">Non è invece possibile portare i cani nella zona sul lago.</text:span></text:p>
      <text:p text:style-name="P20"><text:span text:style-name="T19">Abbiamo due blocchi servizi, <text:s text:c="2"/>con <text:s/>acqua calda corrente gratuita, locale per lavare stoviglie e panni, <text:s/>sanitari e docce calde 24 ore su 24. A disposizione inoltre </text:span><text:span text:style-name="T20">bagno per disabili, lavatrici ed asciugatrici</text:span><text:span text:style-name="T24">, <text:s/>due wc chimici.</text:span></text:p>
      <text:p text:style-name="P25">Ci un sono parco giochi per bambini, un campetto da green-volley/volano, un tavolo da ping-pong.</text:p>
      <text:p text:style-name="P26">Nel campeggio si possono acquistare vini Trentini, <text:s/>bibite e gelati, <text:span text:style-name="T25">Il </text:span>M<text:span text:style-name="T25">arket del paese </text:span>offre prodotti tipici genuini e convenienti <text:span text:style-name="T26">e </text:span>dista<text:span text:style-name="T25"> 50 metri dal campeggio, nelle immediate vicinanze <text:s/>si trovano <text:s/>anche </text:span>la fermata del bus,<text:span text:style-name="T25"> bar e ristoranti.</text:span></text:p>
      <text:p text:style-name="P26"/>
      <text:p text:style-name="P2">La vicina ciclabile della Valsugana, <text:span text:style-name="T15">con <text:s/>80 km di percorso lungo il Lago di Caldonazzo e il fiume Brenta è adatta a ciclisti di tutte le età,</text:span> i sentieri nei dintorni sono la miglior palestra per tenersi in forma nel verde e scoprire luoghi sempre diversi e suggestivi.</text:p>
      <text:p text:style-name="P2"><text:s/><text:span text:style-name="T15">Le montagne del Lagorai e i vicini Altipiani sono il paradiso di escursionisti e mountainbikers <text:s/>per esperienze a panorami da ricordare <text:s/>oltre che luoghi <text:s/>di interesse storico e culturale.</text:span></text:p>
      <text:p text:style-name="P2"><text:s/></text:p>
      <text:p text:style-name="P3">Le città di Trento, Rovereto, Verona sono <text:s/>facilmente raggiungibili, <text:span text:style-name="T27">anche con i mezzi </text:span><text:soft-page-break/><text:span text:style-name="T27">pubblici, </text:span>per una giornata all'insegna della cultura o dello shopping,</text:p>
      <text:p text:style-name="P3">un classico è la gita a Venezia con <text:s/>il<text:span text:style-name="T17"> trenino della Valsugana </text:span>( <text:span text:style-name="T28">un piccolo treno turistico , di due vagoni, </text:span>c<text:span text:style-name="T28">he collega </text:span><text:span text:style-name="T21">Trento e Venezia</text:span><text:span text:style-name="T28"> durante le </text:span><text:span text:style-name="T21">ore diurne</text:span><text:span text:style-name="T28"> </text:span>e <text:span text:style-name="T28">attraversa il campeggio in pochi secondi senza creare disturbo</text:span>)</text:p>
      <text:p text:style-name="P4"/>
      <text:p text:style-name="P5"><text:s/></text:p>
      <text:p text:style-name="P4"/>
      <text:p text:style-name="P2"><text:s/></text:p>
      <text:p text:style-name="P2"/>
      <text:p text:style-name="P5"><text:s/></text:p>
      <text:p text:style-name="P16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Open Sans" svg:font-family="'Open Sans', sans-serif"/>
    <style:font-face style:name="Raleway" svg:font-family="Raleway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7:25:29.440035399</meta:creation-date>
    <dc:date>2016-11-12T17:45:34.225514836</dc:date>
    <meta:editing-duration>PT16M4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46" meta:word-count="761" meta:character-count="4777" meta:non-whitespace-character-count="4011"/>
  </office:meta>
</office:document-meta>
</file>